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1pt" fo:language="ru" fo:country="RU" style:font-size-asian="11pt" style:font-name-complex="Arial1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2957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2957in" style:auto-text-indent="false"/>
      <style:text-properties officeooo:paragraph-rsid="001b602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2957in" style:auto-text-indent="false"/>
      <style:text-properties style:font-name="Arial" fo:font-size="11pt" fo:language="ru" fo:country="RU" style:font-size-asian="11pt" style:font-name-complex="Arial1" style:font-size-complex="11pt"/>
    </style:style>
    <style:style style:name="P6" style:family="paragraph" style:parent-style-name="Standard" style:list-style-name="WWNum3">
      <style:paragraph-properties fo:margin-left="0.5909in" fo:margin-right="0in" fo:margin-top="0in" fo:margin-bottom="0in" style:contextual-spacing="false" fo:line-height="100%" fo:text-align="justify" style:justify-single-word="false" fo:text-indent="-0.25in" style:auto-text-indent="false">
        <style:tab-stops>
          <style:tab-stop style:position="0.5909in"/>
        </style:tab-stops>
      </style:paragraph-properties>
    </style:style>
    <style:style style:name="P7" style:family="paragraph" style:parent-style-name="Standard" style:list-style-name="WWNum3">
      <style:paragraph-properties fo:margin-left="0.5909in" fo:margin-right="0in" fo:margin-top="0in" fo:margin-bottom="0in" style:contextual-spacing="false" fo:line-height="100%" fo:text-align="justify" style:justify-single-word="false" fo:text-indent="-0.25in" style:auto-text-indent="false">
        <style:tab-stops>
          <style:tab-stop style:position="0.5909in"/>
        </style:tab-stops>
      </style:paragraph-properties>
      <style:text-properties fo:font-style="italic" style:text-underline-style="solid" style:text-underline-width="auto" style:text-underline-color="font-color" officeooo:rsid="00192960" officeooo:paragraph-rsid="00192960" style:font-style-asian="italic" style:font-style-complex="italic"/>
    </style:style>
    <style:style style:name="P8" style:family="paragraph" style:parent-style-name="Standard" style:list-style-name="WWNum3">
      <style:paragraph-properties fo:margin-left="0.5909in" fo:margin-right="0in" fo:margin-top="0in" fo:margin-bottom="0in" style:contextual-spacing="false" fo:line-height="100%" fo:text-align="justify" style:justify-single-word="false" fo:text-indent="-0.25in" style:auto-text-indent="false">
        <style:tab-stops>
          <style:tab-stop style:position="0.5909in"/>
        </style:tab-stops>
      </style:paragraph-properties>
      <style:text-properties fo:font-style="italic" style:text-underline-style="solid" style:text-underline-width="auto" style:text-underline-color="font-color" officeooo:rsid="001b602a" officeooo:paragraph-rsid="001b602a" style:font-style-asian="italic" style:font-style-complex="italic"/>
    </style:style>
    <style:style style:name="P9" style:family="paragraph" style:parent-style-name="Standard" style:list-style-name="WWNum3">
      <style:paragraph-properties fo:margin-left="0.5909in" fo:margin-right="0in" fo:margin-top="0in" fo:margin-bottom="0in" style:contextual-spacing="false" fo:line-height="100%" fo:text-align="justify" style:justify-single-word="false" fo:text-indent="-0.25in" style:auto-text-indent="false">
        <style:tab-stops>
          <style:tab-stop style:position="0.5909in"/>
        </style:tab-stops>
      </style:paragraph-properties>
      <style:text-properties style:font-name="Arial" fo:font-size="11pt" fo:language="ru" fo:country="RU" style:font-size-asian="11pt" style:font-name-complex="Arial1" style:font-size-complex="11pt"/>
    </style:style>
    <style:style style:name="P10" style:family="paragraph" style:parent-style-name="Standard" style:master-page-name="Standard">
      <style:paragraph-properties fo:margin-top="0in" fo:margin-bottom="0in" style:contextual-spacing="false" fo:line-height="100%" fo:text-align="justify" style:justify-single-word="false" style:page-number="auto"/>
    </style:style>
    <style:style style:name="T1" style:family="text">
      <style:text-properties style:font-name="Arial" fo:font-size="11pt" fo:language="ru" fo:country="RU" style:font-size-asian="11pt" style:font-name-complex="Arial1" style:font-size-complex="11pt"/>
    </style:style>
    <style:style style:name="T2" style:family="text">
      <style:text-properties style:font-name="Arial" fo:font-size="11pt" fo:language="ru" fo:country="RU" style:font-size-asian="11pt" style:font-name-complex="Arial1" style:font-size-complex="11pt" style:font-style-complex="italic"/>
    </style:style>
    <style:style style:name="T3" style:family="text">
      <style:text-properties style:font-name="Arial" fo:font-size="11pt" fo:language="ru" fo:country="RU" style:font-size-asian="11pt" style:font-name-complex="Arial1" style:font-size-complex="11pt" style:font-weight-complex="bold"/>
    </style:style>
    <style:style style:name="T4" style:family="text">
      <style:text-properties style:font-name="Arial" fo:font-size="11pt" fo:language="ru" fo:country="RU" officeooo:rsid="001bf624" style:font-size-asian="11pt" style:font-name-complex="Arial1" style:font-size-complex="11pt"/>
    </style:style>
    <style:style style:name="T5" style:family="text">
      <style:text-properties style:font-name="Arial" fo:font-size="11pt" fo:language="ru" fo:country="RU" officeooo:rsid="001ecfb8" style:font-size-asian="11pt" style:font-name-complex="Arial1" style:font-size-complex="11pt"/>
    </style:style>
    <style:style style:name="T6" style:family="text">
      <style:text-properties style:font-name="Arial" fo:font-size="11pt" fo:language="ru" fo:country="RU" officeooo:rsid="001f6af2" style:font-size-asian="11pt" style:font-name-complex="Arial1" style:font-size-complex="11pt"/>
    </style:style>
    <style:style style:name="T7" style:family="text">
      <style:text-properties style:font-name="Arial" fo:font-size="11pt" fo:language="ru" fo:country="RU" fo:font-weight="bold" style:font-size-asian="11pt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language="ru" fo:country="RU" fo:font-weight="normal" style:font-size-asian="11pt" style:font-weight-asian="normal" style:font-name-complex="Arial1" style:font-size-complex="11pt"/>
    </style:style>
    <style:style style:name="T9" style:family="text">
      <style:text-properties style:font-name="Arial" fo:font-size="11pt" fo:language="ru" fo:country="RU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Arial" fo:font-size="11pt" fo:language="ru" fo:country="RU" fo:font-weight="normal" officeooo:rsid="0022c7cc" style:font-size-asian="11pt" style:font-weight-asian="normal" style:font-name-complex="Arial1" style:font-size-complex="11pt" style:font-weight-complex="normal"/>
    </style:style>
    <style:style style:name="T11" style:family="text">
      <style:text-properties style:font-name="Arial" fo:font-size="11pt" fo:language="ru" fo:country="RU" fo:font-style="italic" style:font-size-asian="11pt" style:font-style-asian="italic" style:font-name-complex="Arial1" style:font-size-complex="11pt"/>
    </style:style>
    <style:style style:name="T12" style:family="text">
      <style:text-properties style:font-name="Arial" fo:font-size="11pt" fo:language="ru" fo:country="RU" fo:font-style="italic" style:font-size-asian="11pt" style:font-style-asian="italic" style:font-name-complex="Arial1" style:font-size-complex="11pt" style:font-style-complex="italic"/>
    </style:style>
    <style:style style:name="T13" style:family="text">
      <style:text-properties style:font-name="Arial" fo:font-size="11pt" fo:language="ru" fo:country="RU" fo:font-style="italic" style:text-underline-style="solid" style:text-underline-width="auto" style:text-underline-color="font-color" style:font-size-asian="11pt" style:font-style-asian="italic" style:font-name-complex="Arial1" style:font-size-complex="11pt" style:font-style-complex="italic"/>
    </style:style>
    <style:style style:name="T14" style:family="text">
      <style:text-properties style:font-name="Arial" fo:font-size="11pt" fo:language="ru" fo:country="RU" fo:font-style="italic" style:text-underline-style="solid" style:text-underline-width="auto" style:text-underline-color="font-color" officeooo:rsid="00192960" style:font-size-asian="11pt" style:font-style-asian="italic" style:font-name-complex="Arial1" style:font-size-complex="11pt" style:font-style-complex="italic"/>
    </style:style>
    <style:style style:name="T15" style:family="text">
      <style:text-properties style:font-name="Arial" fo:font-size="11pt" fo:language="ru" fo:country="RU" fo:font-style="italic" style:text-underline-style="solid" style:text-underline-width="auto" style:text-underline-color="font-color" officeooo:rsid="0019815a" style:font-size-asian="11pt" style:font-style-asian="italic" style:font-name-complex="Arial1" style:font-size-complex="11pt" style:font-style-complex="italic"/>
    </style:style>
    <style:style style:name="T16" style:family="text">
      <style:text-properties style:font-name="Arial" fo:font-size="11pt" fo:language="ru" fo:country="RU" fo:font-style="italic" style:text-underline-style="solid" style:text-underline-width="auto" style:text-underline-color="font-color" officeooo:rsid="001b602a" style:font-size-asian="11pt" style:font-style-asian="italic" style:font-name-complex="Arial1" style:font-size-complex="11pt" style:font-style-complex="italic"/>
    </style:style>
    <style:style style:name="T17" style:family="text">
      <style:text-properties style:font-name="Arial"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8" style:family="text">
      <style:text-properties style:font-name="Arial" fo:font-size="11pt" fo:language="ru" fo:country="RU" fo:font-style="italic" style:text-underline-style="solid" style:text-underline-width="auto" style:text-underline-color="font-color" fo:font-weight="normal" officeooo:rsid="001bf624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9" style:family="text">
      <style:text-properties style:font-name="Arial" fo:font-size="11pt" fo:language="ru" fo:country="RU" fo:font-style="italic" style:text-underline-style="solid" style:text-underline-width="auto" style:text-underline-color="font-color" fo:font-weight="normal" officeooo:rsid="0022c7cc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0" style:family="text">
      <style:text-properties style:font-name="Arial" fo:font-size="11pt" fo:language="ru" fo:country="RU" fo:font-style="italic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1" style:family="text">
      <style:text-properties style:font-name="Arial" fo:font-size="11pt" fo:language="ru" fo:country="RU" fo:font-style="italic" fo:font-weight="normal" officeooo:rsid="0022c7cc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2" style:family="text">
      <style:text-properties style:font-name="Arial" fo:font-size="11pt" fo:language="ru" fo:country="RU" style:text-underline-style="solid" style:text-underline-width="auto" style:text-underline-color="font-color" fo:font-weight="normal" style:font-size-asian="11pt" style:font-weight-asian="normal" style:font-name-complex="Arial1" style:font-size-complex="11pt" style:font-weight-complex="normal"/>
    </style:style>
    <style:style style:name="T23" style:family="text">
      <style:text-properties style:font-name="Arial" fo:font-size="11pt" fo:language="ru" fo:country="RU" style:text-underline-style="solid" style:text-underline-width="auto" style:text-underline-color="font-color" fo:font-weight="normal" officeooo:rsid="0022c7cc" style:font-size-asian="11pt" style:font-weight-asian="normal" style:font-name-complex="Arial1" style:font-size-complex="11pt" style:font-weight-complex="normal"/>
    </style:style>
    <style:style style:name="T24" style:family="text">
      <style:text-properties style:font-name="Arial" fo:font-size="11pt" fo:language="ru" fo:country="RU" fo:font-style="normal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5" style:family="text">
      <style:text-properties style:font-name="Arial" fo:font-size="11pt" fo:language="ru" fo:country="RU" fo:font-style="normal" style:text-underline-style="solid" style:text-underline-width="auto" style:text-underline-color="font-color" fo:font-weight="normal" officeooo:rsid="0022c7cc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style:font-name="Arial" fo:font-size="11pt" style:font-size-asian="11pt" style:font-name-complex="Arial1" style:font-size-complex="11pt"/>
    </style:style>
    <style:style style:name="T27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1"/></text:span></text:p>
      <text:p text:style-name="P3"><text:span text:style-name="Strong_20_Emphasis"><text:span text:style-name="T8">Современные мобильные телефоны — смартфоны — обладают высокой вычислительной мощностью, достаточной не только для обеспечения собственно телефонного соединения, но и для решения широкого круга прикладных задач. Одной из таких задач является осуществление беспроводной дистанционной связи между смартфоном и компьютером. </text:span></text:span></text:p>
      <text:p text:style-name="P3"><text:span text:style-name="T3">Цель проекта: создать программное обеспечение, позволяющее использовать смартфон в качестве</text:span><text:span text:style-name="T1"> манипулятора, заменяющего классическую компьютерную мышь, </text:span><text:span text:style-name="T14">джойстик и клавиатуру</text:span><text:span text:style-name="T1">. Смартфон с установленным программным обеспечением, должен был соответствовать следующим параметрам: </text:span></text:p>
      <text:list xml:id="list3065683292001707260" text:style-name="WWNum3">
        <text:list-item>
          <text:p text:style-name="P6"><text:span text:style-name="T1">Обеспечивать позиционирование курсора, клики левой и правой кнопками мыши </text:span><text:span text:style-name="T15">и</text:span><text:span text:style-name="T13"> </text:span><text:span text:style-name="T14">управление колесом</text:span><text:span text:style-name="T13">.</text:span></text:p>
        </text:list-item>
        <text:list-item>
          <text:p text:style-name="P7"><text:span text:style-name="T1">Обеспечивать ввод информации </text:span><text:span text:style-name="T5">в управляемый компьютер</text:span><text:span text:style-name="T1"> с виртуальной клавиатуры Андроид.</text:span></text:p>
        </text:list-item>
        <text:list-item>
          <text:p text:style-name="P8"><text:span text:style-name="T1">Обеспечивать </text:span><text:span text:style-name="T6">эмуляцию работы джойстика.</text:span></text:p>
        </text:list-item>
        <text:list-item>
          <text:p text:style-name="P9">Взаимодействовать с любой операционной системой, установленной на управляемом компьютере.</text:p>
        </text:list-item>
        <text:list-item>
          <text:p text:style-name="P9">Не требовать установки дополнительного программного обеспечения на управляемом компьютере.</text:p>
        </text:list-item>
      </text:list>
      <text:p text:style-name="P1"/>
      <text:p text:style-name="P2"><text:span text:style-name="Strong_20_Emphasis"><text:span text:style-name="T1">2. Методы, использованные автором.</text:span></text:span></text:p>
      <text:p text:style-name="P3"><text:span text:style-name="T1">Проект разрабатывался при помощи </text:span><text:span text:style-name="T12">Goolge And</text:span><text:span text:style-name="T27">r</text:span><text:span text:style-name="T12">orid skd,</text:span><text:span text:style-name="T1"> в частности, </text:span><text:span text:style-name="T12">Android Eclibse IDE</text:span><text:span text:style-name="T1">. Кросс-компиляция происходила при помощи </text:span><text:span text:style-name="T12">arm-linux-gnueabi-gcc.</text:span></text:p>
      <text:p text:style-name="P1"/>
      <text:p text:style-name="P2"><text:span text:style-name="T7">3. </text:span><text:span text:style-name="Strong_20_Emphasis"><text:span text:style-name="T1">Основные результаты.</text:span></text:span></text:p>
      <text:p text:style-name="P4"><text:span text:style-name="T1">Цель полностью достигнута. Результатом является созданный программный продукт «Андроид-Мышь», позволяющий использовать смартфон в качестве беспроводной мыши, </text:span><text:span text:style-name="T14">джойстик</text:span><text:span text:style-name="T16">а</text:span><text:span text:style-name="T14"> и клавиатуру</text:span><text:span text:style-name="T16">ы</text:span><text:span text:style-name="T1">. Решение является универсальным и кросс-платформенным: смартфон взаимодействует с любой операционной системой и не требует установки дополнительного программного обеспечения на управляемый компьютер. </text:span></text:p>
      <text:p text:style-name="P3"><text:span text:style-name="T1">Смартфон, обладающий функциями мыши </text:span><text:span text:style-name="T4">и клавиатуры</text:span><text:span text:style-name="T1">, может быть использован как пульт для дистанционного управления компьютерными презентациями, демонстрации фотоматериалов, запуска музыки, видео и выполнения других функций, присущих беспроводному манипулятору</text:span><text:span text:style-name="T17">. </text:span><text:span text:style-name="T18">Также, функции джойстика позволяют использовать телефон, как <text:s text:c="2"/>игровое устройство, оснащённое гироскопом и сенсорным экраном.</text:span></text:p>
      <text:p text:style-name="P3"><text:span text:style-name="T1">С демонстрационным видео-роликом о работе </text:span><text:span text:style-name="T2">Андроид-Мыш</text:span><text:span text:style-name="T1">и</text:span><text:span text:style-name="T11"> </text:span><text:span text:style-name="T1">можно ознакомиться по ссылке </text:span><text:a xlink:type="simple" xlink:href="http://arseny-n.github.io/Android2Mouse/doc/index.html"><text:span text:style-name="Internet_20_link"><text:span text:style-name="T26">http</text:span></text:span></text:a><text:a xlink:type="simple" xlink:href="http://arseny-n.github.io/Android2Mouse/doc/index.html"><text:span text:style-name="Internet_20_link"><text:span text:style-name="T1">://</text:span></text:span></text:a><text:a xlink:type="simple" xlink:href="http://arseny-n.github.io/Android2Mouse/doc/index.html"><text:span text:style-name="Internet_20_link"><text:span text:style-name="T26">arseny</text:span></text:span></text:a><text:a xlink:type="simple" xlink:href="http://arseny-n.github.io/Android2Mouse/doc/index.html"><text:span text:style-name="Internet_20_link"><text:span text:style-name="T1">-</text:span></text:span></text:a><text:a xlink:type="simple" xlink:href="http://arseny-n.github.io/Android2Mouse/doc/index.html"><text:span text:style-name="Internet_20_link"><text:span text:style-name="T26">n</text:span></text:span></text:a><text:a xlink:type="simple" xlink:href="http://arseny-n.github.io/Android2Mouse/doc/index.html"><text:span text:style-name="Internet_20_link"><text:span text:style-name="T1">.</text:span></text:span></text:a><text:a xlink:type="simple" xlink:href="http://arseny-n.github.io/Android2Mouse/doc/index.html"><text:span text:style-name="Internet_20_link"><text:span text:style-name="T26">github</text:span></text:span></text:a><text:a xlink:type="simple" xlink:href="http://arseny-n.github.io/Android2Mouse/doc/index.html"><text:span text:style-name="Internet_20_link"><text:span text:style-name="T1">.</text:span></text:span></text:a><text:a xlink:type="simple" xlink:href="http://arseny-n.github.io/Android2Mouse/doc/index.html"><text:span text:style-name="Internet_20_link"><text:span text:style-name="T26">io</text:span></text:span></text:a><text:a xlink:type="simple" xlink:href="http://arseny-n.github.io/Android2Mouse/doc/index.html"><text:span text:style-name="Internet_20_link"><text:span text:style-name="T1">/</text:span></text:span></text:a><text:a xlink:type="simple" xlink:href="http://arseny-n.github.io/Android2Mouse/doc/index.html"><text:span text:style-name="Internet_20_link"><text:span text:style-name="T26">Android</text:span></text:span></text:a><text:a xlink:type="simple" xlink:href="http://arseny-n.github.io/Android2Mouse/doc/index.html"><text:span text:style-name="Internet_20_link"><text:span text:style-name="T1">2</text:span></text:span></text:a><text:a xlink:type="simple" xlink:href="http://arseny-n.github.io/Android2Mouse/doc/index.html"><text:span text:style-name="Internet_20_link"><text:span text:style-name="T26">Mouse</text:span></text:span></text:a><text:a xlink:type="simple" xlink:href="http://arseny-n.github.io/Android2Mouse/doc/index.html"><text:span text:style-name="Internet_20_link"><text:span text:style-name="T1">/</text:span></text:span></text:a><text:a xlink:type="simple" xlink:href="http://arseny-n.github.io/Android2Mouse/doc/index.html"><text:span text:style-name="Internet_20_link"><text:span text:style-name="T26">doc</text:span></text:span></text:a><text:a xlink:type="simple" xlink:href="http://arseny-n.github.io/Android2Mouse/doc/index.html"><text:span text:style-name="Internet_20_link"><text:span text:style-name="T1">/</text:span></text:span></text:a><text:a xlink:type="simple" xlink:href="http://arseny-n.github.io/Android2Mouse/doc/index.html"><text:span text:style-name="Internet_20_link"><text:span text:style-name="T26">index</text:span></text:span></text:a><text:a xlink:type="simple" xlink:href="http://arseny-n.github.io/Android2Mouse/doc/index.html"><text:span text:style-name="Internet_20_link"><text:span text:style-name="T1">.</text:span></text:span></text:a><text:a xlink:type="simple" xlink:href="http://arseny-n.github.io/Android2Mouse/doc/index.html"><text:span text:style-name="Internet_20_link"><text:span text:style-name="T26">html</text:span></text:span></text:a><text:span text:style-name="T1">.</text:span></text:p>
      <text:p text:style-name="P5"/>
      <text:p text:style-name="P2"><text:span text:style-name="Strong_20_Emphasis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AR PL UMing CN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ru" fo:country="RU" style:letter-kerning="true" style:font-name-asian="AR PL UMing CN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style:font-name-asian="AR PL UMing CN" style:font-family-asian="'AR PL UMing CN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family="'DejaVu Sans Mono'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ru" fo:country="RU"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i</meta:initial-creator>
    <dc:creator>arseni </dc:creator>
    <meta:editing-cycles>13</meta:editing-cycles>
    <meta:creation-date>2014-01-14T19:31:00</meta:creation-date>
    <dc:date>2014-03-02T22:58:52.013473180</dc:date>
    <meta:editing-duration>PT15M56S</meta:editing-duration>
    <meta:generator>LibreOffice/4.1.4.2$Linux_X86_64 LibreOffice_project/410$Build-2</meta:generator>
    <meta:document-statistic meta:table-count="0" meta:image-count="0" meta:object-count="0" meta:page-count="1" meta:paragraph-count="13" meta:word-count="231" meta:character-count="2109" meta:non-whitespace-character-count="18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